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ptions.safeGet( XmlOptions o , Objec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MdefNamespaces( Set mdef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LineNumbers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ptions.put( Object option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ValidateTreatLaxAs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ReplaceDocumentElement( QName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Un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UseDefaul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XqueryVariables( Map va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UseXMLReader( XMLReader xml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AdditionalNamespaces( Map n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CDataLengthThreshold( int cdataLength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( Object option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DocumentSourceName( String document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Ou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Document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SuggestedPrefixes( Map suggested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NoUpa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NoPvr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hasOption( XmlOptions options , Object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XmlOptions( XmlOptions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No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TrimTex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Strip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UseOpenFr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Aggresiv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( Object optio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SaveImplicitNamespaces( Map implicit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Strip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PrettyPrin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put( Object optio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Validate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No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SubstituteNamespaces( Map subst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Line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NoXml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SaxNoNSDeclsI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SubstituteCharacters( XmlOptionCharEscapeMap characterReplacemen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Xml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SaveAggressiv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ErrorListener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remove( Objec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put( Objec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GenerateJavaVersion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CDataEntityCountThreshold( int cdataEntityCount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haracter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PrettyPrintIndent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( Objec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CompileSubstituteNames( Map nam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hasOption( Objec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.setUseCDataBook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UseDefaul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CompileDownload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SyntheticDocument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XqueryCurrentNodeVar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chemaCodePrinter( SchemaCodePrinter pr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FilterProcinst( String filterProcin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LoadStripProcin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maskNull( XmlOptions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setSaveNamespac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.get( Object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